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5929" officeooo:paragraph-rsid="001a5929"/>
    </style:style>
    <style:style style:name="P2" style:family="paragraph" style:parent-style-name="Standard">
      <style:text-properties officeooo:rsid="001b5e06" officeooo:paragraph-rsid="001b5e06"/>
    </style:style>
    <style:style style:name="P3" style:family="paragraph" style:parent-style-name="Standard">
      <style:text-properties officeooo:rsid="001c5feb" officeooo:paragraph-rsid="001c5feb"/>
    </style:style>
    <style:style style:name="P4" style:family="paragraph" style:parent-style-name="Standard">
      <style:text-properties officeooo:rsid="001a5929" officeooo:paragraph-rsid="001a5929"/>
    </style:style>
    <style:style style:name="P5" style:family="paragraph" style:parent-style-name="Standard">
      <style:text-properties officeooo:rsid="001b5e06" officeooo:paragraph-rsid="001b5e06"/>
    </style:style>
    <style:style style:name="P6" style:family="paragraph" style:parent-style-name="Standard">
      <style:text-properties officeooo:rsid="001e1ae6" officeooo:paragraph-rsid="001e1ae6"/>
    </style:style>
    <style:style style:name="T1" style:family="text">
      <style:text-properties officeooo:rsid="001b5e06"/>
    </style:style>
    <style:style style:name="T2" style:family="text">
      <style:text-properties officeooo:rsid="001c5feb"/>
    </style:style>
    <style:style style:name="T3" style:family="text">
      <style:text-properties officeooo:rsid="001c88fc"/>
    </style:style>
    <style:style style:name="T4" style:family="text">
      <style:text-properties officeooo:rsid="00204a40"/>
    </style:style>
    <style:style style:name="T5" style:family="text">
      <style:text-properties officeooo:rsid="0021bcb5"/>
    </style:style>
    <style:style style:name="T6" style:family="text">
      <style:text-properties officeooo:rsid="002264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, I’m Will, <text:span text:style-name="T1">a</text:span> software developer <text:span text:style-name="T1">and physics graduate. Originally from England, I recently moved to Canada, and I am currently based in &lt;strong&gt;Kingston, ON&lt;/strong&gt;.</text:span></text:p>
      <text:p text:style-name="P1"/>
      <text:p text:style-name="P2">I graduated from the &lt;strong&gt;University of Birmingham, England&lt;/strong&gt;, with a Master’s Degree in Physics, <text:span text:style-name="T2">a course which pride</text:span><text:span text:style-name="T5">s</text:span><text:span text:style-name="T2"> itself on teaching problem solving and critical thinking. It was there that I really discovered my passion for developing robust, high performance code.</text:span></text:p>
      <text:p text:style-name="P2"/>
      <text:p text:style-name="P3">I’ve worked <text:span text:style-name="T3">on a range of projects</text:span>, from <text:span text:style-name="T6">smaller</text:span> &lt;strong&gt;Python&lt;/strong&gt; scripts, working with <text:span text:style-name="T3">n</text:span>eural <text:span text:style-name="T3">n</text:span>etworks and machine learning, <text:span text:style-name="T3">to larger projects, collecting and facilitating the analysis of oil production data for the entirety of Nigeria, utilising &lt;strong&gt;C#&lt;/strong&gt; and &lt;strong&gt;SQL&lt;/strong&gt;.</text:span></text:p>
      <text:p text:style-name="P3"/>
      <text:p text:style-name="P6">I am currently seeking employment and I am able and willing to relocate anywhere in Ontario. If you <text:span text:style-name="T4">have</text:span> an opportunity to discuss, <text:span text:style-name="T4">please don’t hesitate to contact me, I’d love to speak furthe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22T03:20:55.302000000</dc:date>
    <meta:editing-duration>PT11M3S</meta:editing-duration>
    <meta:editing-cycles>5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4" meta:word-count="139" meta:character-count="946" meta:non-whitespace-character-count="811"/>
  </office:meta>
</office:document-meta>
</file>